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8cm" table:align="margins"/>
    </style:style>
    <style:style style:name="表格1.A" style:family="table-column">
      <style:table-column-properties style:column-width="17.18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164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385cm"/>
    </style:style>
    <style:style style:name="表格1.8" style:family="table-row">
      <style:table-row-properties style:min-row-height="1.72cm"/>
    </style:style>
    <style:style style:name="表格2" style:family="table">
      <style:table-properties style:width="17.193cm" fo:margin-left="0cm" fo:margin-right="-0.012cm" table:align="margins"/>
    </style:style>
    <style:style style:name="表格2.A" style:family="table-column">
      <style:table-column-properties style:column-width="2.432cm" style:rel-column-width="9274*"/>
    </style:style>
    <style:style style:name="表格2.B" style:family="table-column">
      <style:table-column-properties style:column-width="2.514cm" style:rel-column-width="9580*"/>
    </style:style>
    <style:style style:name="表格2.C" style:family="table-column">
      <style:table-column-properties style:column-width="9.652cm" style:rel-column-width="36793*"/>
    </style:style>
    <style:style style:name="表格2.D" style:family="table-column">
      <style:table-column-properties style:column-width="2.595cm" style:rel-column-width="9888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193cm" fo:margin-left="0cm" fo:margin-right="-0.012cm" table:align="margins" fo:keep-with-next="always"/>
    </style:style>
    <style:style style:name="表格3.A" style:family="table-column">
      <style:table-column-properties style:column-width="4.419cm" style:rel-column-width="16842*"/>
    </style:style>
    <style:style style:name="表格3.B" style:family="table-column">
      <style:table-column-properties style:column-width="1.402cm" style:rel-column-width="5345*"/>
    </style:style>
    <style:style style:name="表格3.C" style:family="table-column">
      <style:table-column-properties style:column-width="11.372cm" style:rel-column-width="43348*"/>
    </style:style>
    <style:style style:name="表格3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3.C1" style:family="table-cell">
      <style:table-cell-properties fo:background-color="#e6e6e6" fo:padding="0.097cm" fo:border="0.018cm solid #000000">
        <style:background-image/>
      </style:table-cell-properties>
    </style:style>
    <style:style style:name="表格3.A2" style:family="table-cell">
      <style:table-cell-properties fo:padding="0.097cm" fo:border-left="0.018cm solid #000000" fo:border-right="none" fo:border-top="none" fo:border-bottom="0.018cm solid #000000"/>
    </style:style>
    <style:style style:name="表格3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182cm" style:type="right" style:leader-style="dotted" style:leader-text="."/>
        </style:tab-stops>
      </style:paragraph-properties>
    </style:style>
    <style:style style:name="P10" style:family="paragraph" style:parent-style-name="Illustration_20_Index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</style:style>
    <style:style style:name="P13" style:family="paragraph" style:parent-style-name="封面标题" style:master-page-name="First_20_Page">
      <style:paragraph-properties fo:text-align="start" style:justify-single-word="false" style:page-number="auto"/>
    </style:style>
    <style:style style:name="P14" style:family="paragraph" style:parent-style-name="Heading_20_1" style:master-page-name="文前页">
      <style:paragraph-properties style:page-number="1"/>
    </style:style>
    <style:style style:name="P15" style:family="paragraph" style:parent-style-name="Heading_20_1" style:master-page-name="正文页">
      <style:paragraph-properties style:page-number="1"/>
    </style:style>
    <style:style style:name="P16" style:family="paragraph" style:parent-style-name="Heading_20_1" style:master-page-name="文后页">
      <style:paragraph-properties style:page-number="auto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Contents_20_Heading" style:master-page-name="文前页">
      <style:paragraph-properties style:page-number="auto"/>
    </style:style>
    <style:style style:name="P19" style:family="paragraph" style:parent-style-name="Numbering_20_1_20_Cont." style:list-style-name="L4"/>
    <style:style style:name="P20" style:family="paragraph" style:parent-style-name="Numbering_20_1_20_Cont." style:list-style-name="L6"/>
    <style:style style:name="P21" style:family="paragraph" style:parent-style-name="Numbering_20_1_20_Cont." style:list-style-name="L7"/>
    <style:style style:name="P22" style:family="paragraph" style:parent-style-name="Numbering_20_1_20_Cont." style:list-style-name="L8"/>
    <style:style style:name="P23" style:family="paragraph" style:parent-style-name="Numbering_20_1_20_Start" style:list-style-name="L4"/>
    <style:style style:name="P24" style:family="paragraph" style:parent-style-name="Numbering_20_1_20_Start" style:list-style-name="L6"/>
    <style:style style:name="P25" style:family="paragraph" style:parent-style-name="Numbering_20_1_20_Start" style:list-style-name="L7"/>
    <style:style style:name="P26" style:family="paragraph" style:parent-style-name="Numbering_20_1_20_Start" style:list-style-name="L8"/>
    <style:style style:name="P27" style:family="paragraph" style:parent-style-name="Numbering_20_1_20_End" style:list-style-name="L4"/>
    <style:style style:name="P28" style:family="paragraph" style:parent-style-name="Numbering_20_1_20_End" style:list-style-name="L6"/>
    <style:style style:name="P29" style:family="paragraph" style:parent-style-name="Numbering_20_1_20_End" style:list-style-name="L7"/>
    <style:style style:name="P30" style:family="paragraph" style:parent-style-name="Numbering_20_1_20_End" style:list-style-name="L8"/>
    <style:style style:name="P31" style:family="paragraph" style:parent-style-name="Numbering_20_1_20_End" style:list-style-name="L6">
      <style:paragraph-properties fo:margin-left="0cm" fo:margin-right="0cm" fo:text-indent="0cm" style:auto-text-indent="false"/>
    </style:style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Start" style:list-style-name="L3"/>
    <style:style style:name="P35" style:family="paragraph" style:parent-style-name="List_20_1_20_Cont." style:list-style-name="L1"/>
    <style:style style:name="P36" style:family="paragraph" style:parent-style-name="List_20_1_20_Cont." style:list-style-name="L2"/>
    <style:style style:name="P37" style:family="paragraph" style:parent-style-name="List_20_1_20_Cont." style:list-style-name="L3"/>
    <style:style style:name="P38" style:family="paragraph" style:parent-style-name="List_20_1_20_End" style:list-style-name="L1"/>
    <style:style style:name="P39" style:family="paragraph" style:parent-style-name="List_20_1_20_End" style:list-style-name="L2"/>
    <style:style style:name="P40" style:family="paragraph" style:parent-style-name="List_20_1_20_End" style:list-style-name="L3"/>
    <style:style style:name="T1" style:family="text">
      <style:text-properties style:language-asian="zh" style:country-asian="CN"/>
    </style:style>
    <style:style style:name="T2" style:family="text">
      <style:text-properties fo:color="#0000ff"/>
    </style:style>
    <style:style style:name="T3" style:family="text">
      <style:text-properties fo:language="zxx" fo:country="none" style:language-asian="zh" style:country-asian="CN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11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3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><text:placeholder text:placeholder-type="image" text:description="这里放组织或公司的 LOGO">&lt;组织LOGO&gt;</text:placeholder></text:p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9-06T14:39:47.31">2011年9月</text:date></text:p>
          </table:table-cell>
        </table:table-row>
      </table:table>
      <text:p text:style-name="P4"/>
      <text:h text:style-name="P14" text:outline-level="1" text:is-list-header="true">版权声明</text:h>
      <text:p text:style-name="Text_20_body">这里填写版权声明文本</text:p>
      <text:list xml:id="list34471353" text:style-name="L1">
        <text:list-item>
          <text:p text:style-name="P32">XXX 是XXX公司的注册商标。</text:p>
        </text:list-item>
        <text:list-item>
          <text:p text:style-name="P35">XXX 是XXX公司的注册商标。</text:p>
        </text:list-item>
        <text:list-item>
          <text:p text:style-name="P38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8">目录</text:p>
          </text:index-title>
          <text:p text:style-name="P7">版权声明<text:tab/>i</text:p>
          <text:p text:style-name="P7">修订记录<text:tab/>ii</text:p>
          <text:p text:style-name="P7">1.前言<text:tab/>1</text:p>
          <text:p text:style-name="P8">1.1.序言<text:tab/>1</text:p>
          <text:p text:style-name="P8">1.2.本文预期读者<text:tab/>1</text:p>
          <text:p text:style-name="P8">1.3.名词解释<text:tab/>1</text:p>
          <text:p text:style-name="P8">1.4.现有的 .NET和JAVA框架们怎么了？<text:tab/>1</text:p>
          <text:p text:style-name="P9">1.4.1.万能的框架等于没有框架<text:tab/>1</text:p>
          <text:p text:style-name="P9">1.4.2.基于HIBERNATE 构建的"分层"系统的缺陷<text:tab/>1</text:p>
          <text:p text:style-name="P7">2.OBJECTSERVER 概述<text:tab/>2</text:p>
          <text:p text:style-name="P8">2.1.ObjectServer 是什么？<text:tab/>2</text:p>
          <text:p text:style-name="P8">2.2.ObjectServer 是“敏捷”的开发框架<text:tab/>2</text:p>
          <text:p text:style-name="P8">2.3.ObjectServer 是集成的平台<text:tab/>2</text:p>
          <text:p text:style-name="P8">2.4.ObjectServer 是开放的平台<text:tab/>2</text:p>
          <text:p text:style-name="P8">2.5.更低的部署和维护成本，更好的客户端体验<text:tab/>3</text:p>
          <text:p text:style-name="P7">3.OBJECTSERVER 架构<text:tab/>4</text:p>
          <text:p text:style-name="P8">3.1.ObjectServer 架构图<text:tab/>4</text:p>
          <text:p text:style-name="P8">3.2.数据处理流程简述<text:tab/>4</text:p>
          <text:p text:style-name="P7">4.OBJECTSERVER 系统需求<text:tab/>5</text:p>
          <text:p text:style-name="P8">4.1.硬件环境<text:tab/>5</text:p>
          <text:p text:style-name="P8">4.2.软件环境<text:tab/>5</text:p>
          <text:p text:style-name="P9">4.2.1.数据库<text:tab/>5</text:p>
          <text:p text:style-name="P9">4.2.2.运行环境<text:tab/>5</text:p>
          <text:p text:style-name="P7">5.一个典型的业务模块实例<text:tab/>6</text:p>
          <text:p text:style-name="P8">5.1.“module.xml”文件样例<text:tab/>6</text:p>
          <text:p text:style-name="P8">5.2.“data.xml”文件样例<text:tab/>7</text:p>
          <text:p text:style-name="P8">5.3.“models.cs”文件样例<text:tab/>8</text:p>
          <text:p text:style-name="P7">6.索引<text:tab/>9</text:p>
        </text:index-body>
      </text:table-of-content>
      <text:p text:style-name="Standard"/>
      <text:p text:style-name="Standard"><text:reference-mark text:name="文前最后一页"/></text:p>
      <text:h text:style-name="P15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4474173" text:style-name="L2">
        <text:list-item>
          <text:p text:style-name="P33">各类ObjectServer的二次开发人员。</text:p>
        </text:list-item>
        <text:list-item>
          <text:p text:style-name="P36">ObjectServer 开发人员。</text:p>
        </text:list-item>
        <text:list-item>
          <text:p text:style-name="P39">进行系统技术选型的人员。</text:p>
        </text:list-item>
      </text:list>
      <text:h text:style-name="Heading_20_2" text:outline-level="2">名词解释</text:h>
      <text:list xml:id="list34480605" text:style-name="L3">
        <text:list-item>
          <text:p text:style-name="P34">MIS：“管理信息系统”的缩写。</text:p>
        </text:list-item>
        <text:list-item>
          <text:p text:style-name="P37">Mono：一个开源的可运行于各类Unix及Linux上的.NET实现。</text:p>
        </text:list-item>
        <text:list-item>
          <text:p text:style-name="P37">ZeroMQ：一个开源的、轻量级的、高性能的消息队列系统。</text:p>
        </text:list-item>
        <text:list-item>
          <text:p text:style-name="P40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层出不穷的各种主流 .NET或者 Java语言框架，它们基本上都属于“通用框架”。换句话说，它们是为开发各种各样的程序而准备的工具箱。框架基本上提供了Web容器、MVC架构、底层的数据库访问封装、依赖注入框架等等。看起来功能很强大，但是却没有哪个很好地关注于以数据库为中心的业务应用开发，能够确实地减少开发周期和开发成本。</text:p>
      <text:p text:style-name="Text_20_body">全球范围来看，作为真正适合于面向数据库应用开发的平台，在目前市面上只有各大 ERP 系统的基础平台做到了。比如 Microsoft Dynamic CRM，但不菲的授权费用并不适合于中小型MIS系统的开发。</text:p>
      <text:h text:style-name="Heading_20_3" text:outline-level="3">基于HIBERNATE 构建的"分层"系统的缺陷</text:h>
      <text:list xml:id="list34468289" text:style-name="L4">
        <text:list-item>
          <text:p text:style-name="P23">牵一发而动全身——为一个模型添加一个字段需要改动多少代码？从模型类、数据访问层、业务层、表现层的全部代码均需要修改。</text:p>
        </text:list-item>
        <text:list-item>
          <text:p text:style-name="P19">基本上权限和访问控制都是硬编码，缺乏灵活性。</text:p>
        </text:list-item>
        <text:list-item>
          <text:p text:style-name="P19">绝大多数系统并不是真正的分层，仅仅只是逻辑分层，享受不了物理分层的好处。</text:p>
        </text:list-item>
        <text:list-item>
          <text:p text:style-name="P27">从经验来看，MIS 系统最大的工作量在于UI开发，而各个框架对于UI开发提供的帮助几乎是零。尤其是对于 Web 应用，HTML/CSS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h text:style-name="Heading_20_3" text:outline-level="3">鼓励更清晰的数据库表设计</text:h>
      <text:p text:style-name="Text_20_body">ObjectServer框架能够依据模型类的字段定义自动建表，当模型类改变时，系统能够自动迁移调整表结构。如此便大大降低了添加新表的成本，让表中的冗余数据更少。</text:p>
      <text:h text:style-name="Heading_20_3" text:outline-level="3">更好的开发体验</text:h>
      <text:p text:style-name="Text_20_body">服务器端的模块使用C#编写，既可以预先编译为DLL形式，也可以通过.cs源程序由系统在加载模块时即时编译。通过类似脚本语言的方式使用C#，当开发中改动代码时，无需重新编译，而只需重新启动系统即可让改动生效，有效加快开发速度，甚至无需任何的IDE辅助也可以直接开发或者修改源码方式的模块。</text:p>
      <text:list xml:id="list34476880" text:style-name="L5">
        <text:list-header>
          <text:p text:style-name="P12">通过简单服务器端的简单布局定义，ObjectServer客户端将能够动态生成用户界面。这意味着简单的“增删查改”功能的开发周期将降到以分钟计。因为开发人员只需要定义模型和界面布局，“增删查改”的业务方法和界面将由系统自动实现。</text:p>
        </text:list-header>
      </text:list>
      <text:h text:style-name="Heading_20_3" text:outline-level="3">模块化</text:h>
      <text:p text:style-name="Text_20_body">所有业务功能都是通过ObjectServer模块提供的，添加新功能只需添加新模块，模块能够按需安装。</text:p>
      <text:h text:style-name="Heading_20_3" text:outline-level="3">可测试性</text:h>
      <text:p text:style-name="Text_20_body">ObjectServer自身采用了NUnit作为内核的单元测试，并提供了基于IronRuby脚本的功能测试。其提供的IronRuby测试脚本系统可以模拟任何客户端操作，并通过完全自动化的测试来保证所开发的模块的稳定性。</text:p>
      <text:h text:style-name="Heading_20_2" text:outline-level="2">ObjectServer 是集成的平台</text:h>
      <text:p text:style-name="List_20_Heading">ObjectServer 平台核心已经集成了数据库应用所必需的功能：</text:p>
      <text:list xml:id="list34476574" text:style-name="L6">
        <text:list-item>
          <text:p text:style-name="P24">Excel/OpenOffice/XPS报表引擎</text:p>
        </text:list-item>
        <text:list-item>
          <text:p text:style-name="P20"><text:soft-page-break/>计划任务引擎</text:p>
        </text:list-item>
        <text:list-item>
          <text:p text:style-name="P20">工作流引擎</text:p>
        </text:list-item>
        <text:list-item>
          <text:p text:style-name="P20">集成的可配置的权限和安全管理</text:p>
        </text:list-item>
        <text:list-item>
          <text:p text:style-name="P28">数据导入、导出子系统</text:p>
          <text:p text:style-name="P31">所有功能均通过 Silverlight 客户端提供给最终用户，同时也可以通过JSON-RPC与其它外部系统对接。</text:p>
        </text:list-item>
      </text:list>
      <text:h text:style-name="Heading_20_2" text:outline-level="2">ObjectServer 是开放的平台</text:h>
      <text:list xml:id="list34465203" text:style-name="L7">
        <text:list-item>
          <text:p text:style-name="P25">ObjectServer 本身即由若干优秀的开源软件搭建而成。</text:p>
        </text:list-item>
        <text:list-item>
          <text:p text:style-name="P21">ObjectServer 可使用多种数据库，推荐使用稳定、高效且开源免费的 PostgreSQL。</text:p>
        </text:list-item>
        <text:list-item>
          <text:p text:style-name="P21">ObjectServer 是 Mono 兼容的 .NET 应用，可以良好地运行于 Linux 之上。</text:p>
        </text:list-item>
        <text:list-item>
          <text:p text:style-name="P21">任何支持 JSON 和 HTTP 协议的语言及平台均能够与 ObjectServer 客户端一样访问所有功能。</text:p>
        </text:list-item>
        <text:list-item>
          <text:p text:style-name="P29"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4458542" text:style-name="L8">
        <text:list-item>
          <text:p text:style-name="P26">ObjectServer 的客户端使用Silverlight技术实现。</text:p>
        </text:list-item>
        <text:list-item>
          <text:p text:style-name="P22">客户端界面为运行时动态生成。开发人员只需定义布局，运行时由系统自动生成相应的控件。此机制能够大大减少开发客户端用户界面的工作量。</text:p>
        </text:list-item>
        <text:list-item>
          <text:p text:style-name="P22">客户端全自动升级。</text:p>
        </text:list-item>
        <text:list-item>
          <text:p text:style-name="P22">高响应速度的UI、平滑的动画效果。</text:p>
        </text:list-item>
        <text:list-item>
          <text:p text:style-name="P30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的应用服务器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业务模块实例</text:h>
      <text:p text:style-name="Text_20_body">一个业务模块通常表现为ObjectServer系统目录Modules下面的一个子目录。一个最小化的 ObjectServer模块必须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h text:style-name="Heading_20_2" text:outline-level="2">“module.xml”文件样例</text:h>
      <text:p text:style-name="代码">&lt;?xml version="1.0" encoding="utf-8" ?&gt;</text:p>
      <text:p text:style-name="代码">&lt;module-metadata&gt;</text:p>
      <text:p text:style-name="代码"><text:s text:c="2"/>&lt;name&gt;test&lt;/name&gt;</text:p>
      <text:p text:style-name="代码"><text:s text:c="2"/>&lt;label&gt;A typical business module&lt;/label&gt;</text:p>
      <text:p text:style-name="代码"><text:s text:c="2"/>&lt;description&gt;A few description.&lt;/description&gt;</text:p>
      <text:p text:style-name="代码"><text:s text:c="2"/>&lt;auto-load&gt;true&lt;/auto-load&gt;</text:p>
      <text:p text:style-name="代码"><text:s text:c="2"/>&lt;source-language&gt;csharp&lt;/source-language&gt;</text:p>
      <text:p text:style-name="代码"><text:s text:c="2"/>&lt;sources&gt;</text:p>
      <text:p text:style-name="代码"><text:s text:c="4"/>&lt;file&gt;models.cs&lt;/file&gt; <text:s/></text:p>
      <text:p text:style-name="代码"><text:s text:c="2"/>&lt;/sources&gt;</text:p>
      <text:p text:style-name="代码"><text:s text:c="2"/>&lt;data-files&gt;</text:p>
      <text:p text:style-name="代码"><text:s text:c="4"/>&lt;file&gt;data.xml&lt;/file&gt;</text:p>
      <text:p text:style-name="代码"><text:s text:c="2"/>&lt;/data-files&gt;</text:p>
      <text:p text:style-name="代码">&lt;/module-metadata&gt;</text:p>
      <text:p text:style-name="代码"/>
      <text:h text:style-name="P17" text:outline-level="2">“data.xml<text:span text:style-name="T3">”</text:span>文件样例</text:h>
      <text:p text:style-name="代码">&lt;?xml version="1.0" encoding="utf-8" ?&gt;</text:p>
      <text:p text:style-name="代码">&lt;data&gt;</text:p>
      <text:p text:style-name="代码"><text:s text:c="2"/>&lt;record model="test.test_model" key="test_model1"&gt;</text:p>
      <text:p text:style-name="代码"><text:s text:c="4"/>&lt;field name="name"&gt;name1&lt;/field&gt;</text:p>
      <text:p text:style-name="代码"><text:s text:c="4"/>&lt;field name="address"&gt;address1&lt;/field&gt;</text:p>
      <text:p text:style-name="代码"><text:s text:c="4"/>&lt;field name="float_field"&gt;11.0&lt;/field&gt;</text:p>
      <text:p text:style-name="代码"><text:s text:c="2"/>&lt;/record&gt;</text:p>
      <text:p text:style-name="代码"><text:s text:c="2"/>&lt;record model="test.test_model" key="test_model2"&gt;</text:p>
      <text:p text:style-name="代码"><text:s text:c="4"/>&lt;field name="name"&gt;name2&lt;/field&gt;</text:p>
      <text:p text:style-name="代码"><text:s text:c="4"/>&lt;field name="address"&gt;address2&lt;/field&gt;</text:p>
      <text:p text:style-name="代码"><text:s text:c="4"/>&lt;field name="float_field"&gt;22.0&lt;/field&gt;</text:p>
      <text:p text:style-name="代码"><text:s text:c="2"/>&lt;/record&gt;</text:p>
      <text:p text:style-name="代码"><text:s text:c="2"/>&lt;record model="test.test_model" key="test_model3"&gt;</text:p>
      <text:p text:style-name="代码"><text:s text:c="4"/>&lt;field name="name"&gt;name3&lt;/field&gt;</text:p>
      <text:p text:style-name="代码"><text:s text:c="4"/>&lt;field name="address"&gt;address3&lt;/field&gt;</text:p>
      <text:p text:style-name="代码"><text:s text:c="4"/>&lt;field name="float_field"&gt;33.0&lt;/field&gt;</text:p>
      <text:p text:style-name="代码"><text:s text:c="2"/>&lt;/record&gt;</text:p>
      <text:p text:style-name="代码">&lt;/data&gt;</text:p>
      <text:p text:style-name="代码"/>
      <text:h text:style-name="P17" text:outline-level="2">“models.cs”文件样例</text:h>
      <text:p text:style-name="代码"><text:span text:style-name="T2">using</text:span> System;</text:p>
      <text:p text:style-name="代码"><text:span text:style-name="T2">using</text:span> System.Linq;</text:p>
      <text:p text:style-name="代码"><text:span text:style-name="T2">using</text:span> System.Collections.Generic;</text:p>
      <text:p text:style-name="代码"><text:span text:style-name="T2">using</text:span> System.Text;</text:p>
      <text:p text:style-name="代码"/>
      <text:p text:style-name="代码"><text:span text:style-name="T2">using</text:span> ObjectServer.Model;</text:p>
      <text:p text:style-name="代码"/>
      <text:p text:style-name="代码"><text:span text:style-name="T2">namespace</text:span> ObjectServer.Test</text:p>
      <text:p text:style-name="代码">{</text:p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AnimalModel : AbstractTableModel</text:p>
      <text:p text:style-name="代码"><text:s text:c="4"/>{</text:p>
      <text:p text:style-name="代码"><text:s text:c="8"/><text:span text:style-name="T2">public</text:span> TestAnimalModel()</text:p>
      <text:p text:style-name="代码"><text:s text:c="12"/>: <text:span text:style-name="T2">base</text:span>("test.animal")</text:p>
      <text:p text:style-name="代码"><text:s text:c="8"/>{</text:p>
      <text:p text:style-name="代码"><text:s text:c="12"/>Fields.Chars("name").SetLabel("Name");</text:p>
      <text:p text:style-name="代码"><text:s text:c="8"/>}</text:p>
      <text:p text:style-name="代码"><text:s text:c="4"/>}</text:p>
      <text:p text:style-name="代码"/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DogModel : AbstractTableModel</text:p>
      <text:p text:style-name="代码"><text:s text:c="4"/>{</text:p>
      <text:p text:style-name="代码"><text:s text:c="8"/><text:span text:style-name="T2">public</text:span> TestDogModel()</text:p>
      <text:p text:style-name="代码"><text:s text:c="12"/>: <text:span text:style-name="T2">base</text:span>("test.dog")</text:p>
      <text:p text:style-name="代码"><text:s text:c="8"/>{</text:p>
      <text:p text:style-name="代码"><text:s text:c="12"/>Inherit("test.animal", "animal");</text:p>
      <text:p text:style-name="代码"/>
      <text:p text:style-name="代码"><text:s text:c="12"/>Fields.ManyToOne("animal", <text:s text:c="3"/>"test.dog").Required().OnDelete(OnDeleteAction.Cascade)</text:p>
      <text:p text:style-name="代码"><text:s text:c="16"/>.SetLabel("Base Animal Model");</text:p>
      <text:p text:style-name="代码"><text:s text:c="12"/>Fields.Chars("dogfood").SetLabel("Favorite Dogfood");</text:p>
      <text:p text:style-name="代码"><text:s text:c="8"/>}</text:p>
      <text:p text:style-name="代码"><text:s text:c="4"/>}</text:p>
      <text:p text:style-name="代码"/>
      <text:p text:style-name="代码">}</text:p>
      <text:h text:style-name="P16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10">表格 5-1<text:tab/>6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10">图 3-1: ObjectServer架构<text:tab/>4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 style:shadow="none">
        <style:tab-stops/>
      </style:paragraph-properties>
      <style:text-properties style:font-name="Cambria" fo:font-size="10.5pt" fo:font-weight="normal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" fo:font-size="15pt" fo:font-weight="normal" style:font-name-asian="黑体1" style:font-size-asian="15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37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text-autospace="none" style:punctuation-wrap="simple" style:line-break="normal" style:vertical-align="bottom" style:snap-to-layout-grid="false">
        <style:background-image/>
      </style:paragraph-properties>
      <style:text-properties style:font-name="Cambria" fo:font-size="31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 style:master-page-name="">
      <style:paragraph-properties fo:text-align="center" style:justify-single-word="false" style:page-number="auto" style:vertical-align="auto" style:snap-to-layout-grid="false">
        <style:tab-stops/>
      </style:paragraph-properties>
      <style:text-properties style:font-name="Arial1" fo:font-size="19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宋体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 style:text-autospace="none" style:punctuation-wrap="simple" style:line-break="normal" style:snap-to-layout-grid="fals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list-style-name="" style:class="list" style:master-page-name="">
      <style:paragraph-properties fo:margin-top="0cm" fo:margin-bottom="0cm" style:page-number="auto"/>
      <style:text-properties fo:font-size="10.5pt" style:font-size-asian="10.5pt" style:font-size-complex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_20_2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50%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91cm" fo:margin-right="1.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9</text:page-number>页，共<text:page-count>15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5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5.一个典型的业务模块实例</text:chapter><text:tab/><text:bookmark-end text:name="__DdeLink__511_171232772"/><text:placeholder text:placeholder-type="image">&lt;这里放 Logo&gt;</text:placeholder></text:p>
      </style:header>
      <style:footer>
        <text:p text:style-name="MP2"><text:bookmark-start text:name="__DdeLink__1647_171232772"/><text:bookmark-start text:name="__DdeLink__1637_171232772"/><text:span text:style-name="MT1">第</text:span><text:bookmark-start text:name="__DdeLink__504_171232772"/><text:page-number text:select-page="current">9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47_171232772"/><text:bookmark-end text:name="__DdeLink__163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63_137617427"/><text:bookmark-start text:name="__DdeLink__277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63_137617427"/><text:bookmark-end text:name="__DdeLink__277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9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5" meta:paragraph-count="213" meta:word-count="1546" meta:character-count="5633"/>
    <meta:user-defined meta:name="部门">XXXXX 部门</meta:user-defined>
  </office:meta>
</office:document-meta>
</file>